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Helvetica, sans-serif"/>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fo:language="de" fo:country="CH"/>
    </style:style>
    <style:style style:name="P2" style:family="paragraph" style:parent-style-name="Footer">
      <style:paragraph-properties fo:text-align="start" style:justify-single-word="false"/>
      <style:text-properties fo:language="de" fo:country="CH"/>
    </style:style>
    <style:style style:name="P3" style:family="paragraph" style:parent-style-name="Standard">
      <style:paragraph-properties fo:text-align="center" style:justify-single-word="false"/>
      <style:text-properties fo:font-size="20pt" fo:language="de" fo:country="CH" officeooo:rsid="0007f40d" style:font-size-asian="20pt" style:font-size-complex="20pt"/>
    </style:style>
    <style:style style:name="P4" style:family="paragraph" style:parent-style-name="Standard">
      <style:paragraph-properties fo:text-align="center" style:justify-single-word="false"/>
      <style:text-properties fo:font-size="20pt" fo:language="de" fo:country="CH" style:font-size-asian="20pt" style:font-size-complex="20pt"/>
    </style:style>
    <style:style style:name="P5" style:family="paragraph" style:parent-style-name="Standard">
      <style:paragraph-properties fo:text-align="center" style:justify-single-word="false"/>
      <style:text-properties fo:font-size="20pt" fo:language="de" fo:country="CH" officeooo:rsid="00044f4c" style:font-size-asian="20pt" style:font-size-complex="20pt"/>
    </style:style>
    <style:style style:name="P6" style:family="paragraph" style:parent-style-name="Standard">
      <style:text-properties fo:font-size="8pt" fo:language="de" fo:country="CH" fo:font-style="italic" style:font-size-asian="8pt" style:font-style-asian="italic" style:font-size-complex="8pt" style:font-style-complex="italic"/>
    </style:style>
    <style:style style:name="P7" style:family="paragraph" style:parent-style-name="Standard">
      <style:paragraph-properties fo:text-align="start" style:justify-single-word="false"/>
      <style:text-properties fo:font-size="8pt" fo:language="de" fo:country="CH" fo:font-style="italic" officeooo:rsid="00044f4c" officeooo:paragraph-rsid="000908af" style:font-size-asian="8pt" style:font-style-asian="italic" style:font-size-complex="8pt" style:font-style-complex="italic"/>
    </style:style>
    <style:style style:name="P8" style:family="paragraph" style:parent-style-name="Standard">
      <style:paragraph-properties fo:text-align="center" style:justify-single-word="false"/>
      <style:text-properties fo:font-size="32pt" fo:language="de" fo:country="CH" officeooo:rsid="00004e2a" officeooo:paragraph-rsid="00004e2a" style:font-size-asian="32pt" style:font-size-complex="32pt"/>
    </style:style>
    <style:style style:name="P9" style:family="paragraph" style:parent-style-name="Standard">
      <style:paragraph-properties fo:text-align="center" style:justify-single-word="false"/>
      <style:text-properties fo:language="de" fo:country="CH" officeooo:paragraph-rsid="0007f40d"/>
    </style:style>
    <style:style style:name="P10" style:family="paragraph" style:parent-style-name="Standard">
      <style:paragraph-properties fo:text-align="start" style:justify-single-word="false"/>
      <style:text-properties fo:language="de" fo:country="CH" officeooo:rsid="00044f4c" officeooo:paragraph-rsid="00004e2a"/>
    </style:style>
    <style:style style:name="P11" style:family="paragraph" style:parent-style-name="Standard">
      <style:paragraph-properties fo:text-align="start" style:justify-single-word="false"/>
      <style:text-properties fo:language="de" fo:country="CH" officeooo:rsid="00044f4c" officeooo:paragraph-rsid="000840e9"/>
    </style:style>
    <style:style style:name="P12" style:family="paragraph" style:parent-style-name="Standard">
      <style:paragraph-properties fo:text-align="start" style:justify-single-word="false"/>
      <style:text-properties fo:language="de" fo:country="CH" officeooo:rsid="00044f4c" officeooo:paragraph-rsid="00120082"/>
    </style:style>
    <style:style style:name="P13" style:family="paragraph" style:parent-style-name="Standard">
      <style:paragraph-properties fo:text-align="start" style:justify-single-word="false"/>
      <style:text-properties fo:language="de" fo:country="CH" officeooo:rsid="00044f4c" officeooo:paragraph-rsid="001558ec"/>
    </style:style>
    <style:style style:name="P14" style:family="paragraph" style:parent-style-name="Standard">
      <style:paragraph-properties fo:text-align="start" style:justify-single-word="false"/>
      <style:text-properties fo:language="de" fo:country="CH" officeooo:rsid="00044f4c" officeooo:paragraph-rsid="00114bb6"/>
    </style:style>
    <style:style style:name="P15" style:family="paragraph" style:parent-style-name="Standard">
      <style:paragraph-properties fo:text-align="start" style:justify-single-word="false"/>
      <style:text-properties fo:language="de" fo:country="CH" fo:font-style="normal" officeooo:paragraph-rsid="00114bb6" style:font-style-asian="normal" style:font-style-complex="normal"/>
    </style:style>
    <style:style style:name="P16" style:family="paragraph" style:parent-style-name="Standard">
      <style:paragraph-properties fo:text-align="start" style:justify-single-word="false"/>
      <style:text-properties fo:language="de" fo:country="CH" fo:font-style="italic" officeooo:rsid="00044f4c" officeooo:paragraph-rsid="0003361f" style:font-style-asian="italic" style:font-style-complex="italic"/>
    </style:style>
    <style:style style:name="P17" style:family="paragraph" style:parent-style-name="Standard">
      <style:paragraph-properties fo:text-align="start" style:justify-single-word="false"/>
      <style:text-properties fo:language="de" fo:country="CH" fo:font-style="italic" officeooo:rsid="00044f4c" officeooo:paragraph-rsid="00114bb6" style:font-style-asian="italic" style:font-style-complex="italic"/>
    </style:style>
    <style:style style:name="P18" style:family="paragraph" style:parent-style-name="Standard">
      <style:paragraph-properties fo:text-align="start" style:justify-single-word="false"/>
      <style:text-properties fo:language="de" fo:country="CH" officeooo:rsid="001f8a75" officeooo:paragraph-rsid="001f8a75"/>
    </style:style>
    <style:style style:name="P19" style:family="paragraph" style:parent-style-name="Standard">
      <style:paragraph-properties fo:text-align="start" style:justify-single-word="false"/>
      <style:text-properties officeooo:paragraph-rsid="0026f4ad"/>
    </style:style>
    <style:style style:name="P20" style:family="paragraph" style:parent-style-name="Standard">
      <style:paragraph-properties fo:text-align="start" style:justify-single-word="false"/>
      <style:text-properties fo:font-size="10pt" fo:language="de" fo:country="CH" fo:font-style="italic" officeooo:rsid="00044f4c" officeooo:paragraph-rsid="000840e9" style:font-size-asian="10pt" style:font-style-asian="italic" style:font-size-complex="10pt" style:font-style-complex="italic"/>
    </style:style>
    <style:style style:name="P21" style:family="paragraph" style:parent-style-name="Standard">
      <style:paragraph-properties fo:text-align="start" style:justify-single-word="false"/>
      <style:text-properties fo:font-size="10pt" fo:language="de" fo:country="CH" fo:font-style="italic" officeooo:rsid="00044f4c" officeooo:paragraph-rsid="00120082" style:font-size-asian="10pt" style:font-style-asian="italic" style:font-size-complex="10pt" style:font-style-complex="italic"/>
    </style:style>
    <style:style style:name="P22" style:family="paragraph" style:parent-style-name="Standard">
      <style:paragraph-properties fo:text-align="start" style:justify-single-word="false"/>
      <style:text-properties fo:font-size="10pt" fo:language="de" fo:country="CH" fo:font-style="italic" officeooo:rsid="00044f4c" officeooo:paragraph-rsid="001558ec" style:font-size-asian="10pt" style:font-style-asian="italic" style:font-size-complex="10pt" style:font-style-complex="italic"/>
    </style:style>
    <style:style style:name="P23" style:family="paragraph" style:parent-style-name="Standard">
      <style:paragraph-properties fo:text-align="start" style:justify-single-word="false"/>
      <style:text-properties fo:font-size="10pt" fo:language="de" fo:country="CH" fo:font-style="italic" officeooo:rsid="00044f4c" officeooo:paragraph-rsid="000a6ecd" style:font-size-asian="10pt" style:font-style-asian="italic" style:font-size-complex="10pt" style:font-style-complex="italic"/>
    </style:style>
    <style:style style:name="P24" style:family="paragraph" style:parent-style-name="Standard">
      <style:paragraph-properties fo:text-align="start" style:justify-single-word="false"/>
      <style:text-properties fo:font-size="10pt" fo:language="de" fo:country="CH" fo:font-style="italic" officeooo:rsid="00044f4c" officeooo:paragraph-rsid="00114bb6" style:font-size-asian="10pt" style:font-style-asian="italic" style:font-size-complex="10pt" style:font-style-complex="italic"/>
    </style:style>
    <style:style style:name="P25" style:family="paragraph" style:parent-style-name="Standard">
      <style:paragraph-properties fo:text-align="center" style:justify-single-word="false" fo:break-before="page"/>
      <style:text-properties fo:font-size="10pt" fo:language="de" fo:country="CH" officeooo:paragraph-rsid="0007f40d" style:font-size-asian="8.75pt" style:font-size-complex="10pt"/>
    </style:style>
    <style:style style:name="P26" style:family="paragraph" style:parent-style-name="Text_20_body">
      <style:text-properties fo:language="de" fo:country="CH"/>
    </style:style>
    <style:style style:name="P27" style:family="paragraph" style:parent-style-name="Title">
      <style:text-properties fo:language="de" fo:country="CH"/>
    </style:style>
    <style:style style:name="P28" style:family="paragraph" style:parent-style-name="Contents_20_1">
      <style:paragraph-properties>
        <style:tab-stops>
          <style:tab-stop style:position="17.59cm" style:type="right" style:leader-style="dotted" style:leader-text="."/>
        </style:tab-stops>
      </style:paragraph-properties>
    </style:style>
    <style:style style:name="P29" style:family="paragraph" style:parent-style-name="Contents_20_2">
      <style:paragraph-properties>
        <style:tab-stops>
          <style:tab-stop style:position="17.09cm" style:type="right" style:leader-style="dotted" style:leader-text="."/>
        </style:tab-stops>
      </style:paragraph-properties>
    </style:style>
    <style:style style:name="P30" style:family="paragraph" style:parent-style-name="Contents_20_3">
      <style:paragraph-properties>
        <style:tab-stops>
          <style:tab-stop style:position="16.591cm" style:type="right" style:leader-style="dotted" style:leader-text="."/>
        </style:tab-stops>
      </style:paragraph-properties>
    </style:style>
    <style:style style:name="P31" style:family="paragraph" style:parent-style-name="Heading_20_1">
      <style:text-properties fo:language="de" fo:country="CH"/>
    </style:style>
    <style:style style:name="P32" style:family="paragraph" style:parent-style-name="Heading_20_1">
      <style:text-properties fo:language="de" fo:country="CH" officeooo:paragraph-rsid="00120082"/>
    </style:style>
    <style:style style:name="P33" style:family="paragraph" style:parent-style-name="Heading_20_2">
      <style:text-properties officeooo:rsid="002fb76c" officeooo:paragraph-rsid="002fb76c"/>
    </style:style>
    <style:style style:name="P34" style:family="paragraph" style:parent-style-name="Standard">
      <style:paragraph-properties fo:text-align="start" style:justify-single-word="false"/>
      <style:text-properties fo:font-size="10pt" fo:language="de" fo:country="CH" fo:font-style="italic" officeooo:rsid="00044f4c" officeooo:paragraph-rsid="000840e9" style:font-size-asian="10pt" style:font-style-asian="italic" style:font-size-complex="10pt" style:font-style-complex="italic"/>
    </style:style>
    <style:style style:name="P35" style:family="paragraph" style:parent-style-name="Standard">
      <style:paragraph-properties fo:text-align="start" style:justify-single-word="false"/>
      <style:text-properties fo:font-size="10pt" fo:language="de" fo:country="CH" fo:font-style="italic" officeooo:rsid="00044f4c" officeooo:paragraph-rsid="0028a5e8" style:font-size-asian="10pt" style:font-style-asian="italic" style:font-size-complex="10pt" style:font-style-complex="italic"/>
    </style:style>
    <style:style style:name="P36" style:family="paragraph" style:parent-style-name="Standard">
      <style:text-properties officeooo:paragraph-rsid="002cf4e1"/>
    </style:style>
    <style:style style:name="P37" style:family="paragraph" style:parent-style-name="Standard">
      <style:paragraph-properties fo:text-align="start" style:justify-single-word="false"/>
      <style:text-properties officeooo:paragraph-rsid="00221ddd"/>
    </style:style>
    <style:style style:name="P38" style:family="paragraph" style:parent-style-name="Standard">
      <style:paragraph-properties fo:text-align="start" style:justify-single-word="false"/>
      <style:text-properties officeooo:paragraph-rsid="002cf4e1"/>
    </style:style>
    <style:style style:name="P39" style:family="paragraph" style:parent-style-name="Standard">
      <style:text-properties officeooo:paragraph-rsid="00377f1a"/>
    </style:style>
    <style:style style:name="P40" style:family="paragraph" style:parent-style-name="Text_20_body">
      <style:text-properties officeooo:paragraph-rsid="002fb76c"/>
    </style:style>
    <style:style style:name="P41" style:family="paragraph" style:parent-style-name="Text_20_body">
      <style:text-properties officeooo:rsid="00338174" officeooo:paragraph-rsid="00338174"/>
    </style:style>
    <style:style style:name="T1" style:family="text">
      <style:text-properties officeooo:rsid="0007f40d"/>
    </style:style>
    <style:style style:name="T2" style:family="text">
      <style:text-properties fo:language="de" fo:country="CH"/>
    </style:style>
    <style:style style:name="T3" style:family="text">
      <style:text-properties fo:language="de" fo:country="CH" fo:font-style="normal" officeooo:rsid="0018713f" style:font-style-asian="normal" style:font-style-complex="normal"/>
    </style:style>
    <style:style style:name="T4" style:family="text">
      <style:text-properties fo:language="de" fo:country="CH" fo:font-style="normal" officeooo:rsid="00215b7d" style:font-style-asian="normal" style:font-style-complex="normal"/>
    </style:style>
    <style:style style:name="T5" style:family="text">
      <style:text-properties fo:language="de" fo:country="CH" fo:font-style="normal" officeooo:rsid="00221ddd" style:font-style-asian="normal" style:font-style-complex="normal"/>
    </style:style>
    <style:style style:name="T6" style:family="text">
      <style:text-properties fo:language="de" fo:country="CH" fo:font-style="normal" officeooo:rsid="001f8a75" style:font-style-asian="normal" style:font-style-complex="normal"/>
    </style:style>
    <style:style style:name="T7" style:family="text">
      <style:text-properties fo:language="de" fo:country="CH" fo:font-style="normal" officeooo:rsid="00044f4c" style:font-style-asian="normal" style:font-style-complex="normal"/>
    </style:style>
    <style:style style:name="T8" style:family="text">
      <style:text-properties fo:language="de" fo:country="CH" fo:font-style="normal" officeooo:rsid="002cf4e1" style:font-style-asian="normal" style:font-style-complex="normal"/>
    </style:style>
    <style:style style:name="T9" style:family="text">
      <style:text-properties fo:language="de" fo:country="CH" fo:font-style="normal" officeooo:rsid="002ed38d" style:font-style-asian="normal" style:font-style-complex="normal"/>
    </style:style>
    <style:style style:name="T10" style:family="text">
      <style:text-properties fo:language="de" fo:country="CH" fo:font-style="normal" officeooo:rsid="0039625b" style:font-style-asian="normal" style:font-style-complex="normal"/>
    </style:style>
    <style:style style:name="T11" style:family="text">
      <style:text-properties fo:language="de" fo:country="CH" officeooo:rsid="00044f4c"/>
    </style:style>
    <style:style style:name="T12" style:family="text">
      <style:text-properties fo:language="de" fo:country="CH" officeooo:rsid="00237f41"/>
    </style:style>
    <style:style style:name="T13" style:family="text">
      <style:text-properties fo:language="de" fo:country="CH" officeooo:rsid="0025377b"/>
    </style:style>
    <style:style style:name="T14" style:family="text">
      <style:text-properties fo:language="de" fo:country="CH" officeooo:rsid="0025ddb1"/>
    </style:style>
    <style:style style:name="T15" style:family="text">
      <style:text-properties fo:language="de" fo:country="CH" officeooo:rsid="002fb76c"/>
    </style:style>
    <style:style style:name="T16" style:family="text">
      <style:text-properties fo:language="de" fo:country="CH" officeooo:rsid="0031925a"/>
    </style:style>
    <style:style style:name="T17" style:family="text">
      <style:text-properties fo:language="de" fo:country="CH" officeooo:rsid="0034036a"/>
    </style:style>
    <style:style style:name="T18" style:family="text">
      <style:text-properties fo:language="de" fo:country="CH" officeooo:rsid="0039625b"/>
    </style:style>
    <style:style style:name="T19" style:family="text">
      <style:text-properties fo:language="de" fo:country="CH" officeooo:rsid="00377f1a"/>
    </style:style>
    <style:style style:name="T20" style:family="text">
      <style:text-properties fo:language="de" fo:country="CH" officeooo:rsid="003c3927"/>
    </style:style>
    <style:style style:name="T21" style:family="text">
      <style:text-properties fo:font-size="10pt" style:font-size-asian="10pt" style:font-size-complex="10pt"/>
    </style:style>
    <style:style style:name="T22" style:family="text">
      <style:text-properties fo:font-size="10pt" fo:font-style="italic" style:font-size-asian="10pt" style:font-style-asian="italic" style:font-size-complex="10pt" style:font-style-complex="italic"/>
    </style:style>
    <style:style style:name="T23" style:family="text">
      <style:text-properties officeooo:rsid="002cf4e1"/>
    </style:style>
    <style:style style:name="T24" style:family="text">
      <style:text-properties style:font-name="Arial" fo:language="de" fo:country="CH" officeooo:rsid="0025377b"/>
    </style:style>
    <style:style style:name="T25" style:family="text">
      <style:text-properties style:font-name="Arial" fo:language="de" fo:country="CH" officeooo:rsid="002fb76c"/>
    </style:style>
    <style:style style:name="T26" style:family="text">
      <style:text-properties style:font-name="Arial" fo:language="de" fo:country="CH" officeooo:rsid="0025ddb1"/>
    </style:style>
    <style:style style:name="T27" style:family="text">
      <style:text-properties style:font-name="Arial" fo:language="de" fo:country="CH" officeooo:rsid="0039625b"/>
    </style:style>
    <style:style style:name="T28" style:family="text">
      <style:text-properties style:font-name="Arial" officeooo:rsid="00338174"/>
    </style:style>
    <style:style style:name="T29" style:family="text">
      <style:text-properties style:font-name="Arial" officeooo:rsid="00353bba"/>
    </style:style>
    <style:style style:name="T30" style:family="text">
      <style:text-properties officeooo:rsid="00338174"/>
    </style:style>
    <style:style style:name="T31" style:family="text">
      <style:text-properties officeooo:rsid="00353bba"/>
    </style:style>
    <style:style style:name="T32" style:family="text">
      <style:text-properties officeooo:rsid="0039625b"/>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8"/>
      <text:p text:style-name="P8"/>
      <text:p text:style-name="P8"/>
      <text:p text:style-name="P27">E<text:span text:style-name="T1">ntwicklung eines Spiels mit Unity</text:span></text:p>
      <text:p text:style-name="P3">Niels Niederwieser (4g)</text:p>
      <text:p text:style-name="P4">betreut von Lukas Fässler</text:p>
      <text:p text:style-name="P4">Maturitätsarbeit</text:p>
      <text:p text:style-name="P5">MNG Rämibühl Zürich</text:p>
      <text:p text:style-name="P5">31.12.2019</text:p>
      <text:p text:style-name="P9"/>
      <text:p text:style-name="P25"/>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28"><text:a xlink:type="simple" xlink:href="#__RefHeading___Toc153_3553901472" text:style-name="Index_20_Link" text:visited-style-name="Index_20_Link">Abstract<text:tab/>2</text:a></text:p>
          <text:p text:style-name="P28"><text:a xlink:type="simple" xlink:href="#__RefHeading___Toc155_3553901472" text:style-name="Index_20_Link" text:visited-style-name="Index_20_Link">Vorwort<text:tab/>2</text:a></text:p>
          <text:p text:style-name="P28"><text:a xlink:type="simple" xlink:href="#__RefHeading___Toc160_3553901472" text:style-name="Index_20_Link" text:visited-style-name="Index_20_Link">Einleitung<text:tab/>3</text:a></text:p>
          <text:p text:style-name="P29"><text:a xlink:type="simple" xlink:href="#__RefHeading___Toc379_3033550931" text:style-name="Index_20_Link" text:visited-style-name="Index_20_Link">Begriffs-Klärung<text:tab/>3</text:a></text:p>
          <text:p text:style-name="P30"><text:a xlink:type="simple" xlink:href="#__RefHeading___Toc257_2887960801" text:style-name="Index_20_Link" text:visited-style-name="Index_20_Link">Spiel-Engine<text:tab/>3</text:a></text:p>
          <text:p text:style-name="P30"><text:a xlink:type="simple" xlink:href="#__RefHeading___Toc430_3033550931" text:style-name="Index_20_Link" text:visited-style-name="Index_20_Link">Unity<text:tab/>3</text:a></text:p>
          <text:p text:style-name="P30"><text:a xlink:type="simple" xlink:href="#__RefHeading___Toc360_3033550931" text:style-name="Index_20_Link" text:visited-style-name="Index_20_Link">3D-Models:<text:tab/>3</text:a></text:p>
          <text:p text:style-name="P30"><text:a xlink:type="simple" xlink:href="#__RefHeading___Toc362_3033550931" text:style-name="Index_20_Link" text:visited-style-name="Index_20_Link">UV-sphere:<text:tab/>3</text:a></text:p>
          <text:p text:style-name="P30"><text:a xlink:type="simple" xlink:href="#__RefHeading___Toc364_3033550931" text:style-name="Index_20_Link" text:visited-style-name="Index_20_Link">Icosphere:<text:tab/>3</text:a></text:p>
          <text:p text:style-name="P28"><text:a xlink:type="simple" xlink:href="#__RefHeading___Toc170_3588770217" text:style-name="Index_20_Link" text:visited-style-name="Index_20_Link">Arbeitsbericht<text:tab/>4</text:a></text:p>
          <text:p text:style-name="P29"><text:a xlink:type="simple" xlink:href="#__RefHeading___Toc229_2887960801" text:style-name="Index_20_Link" text:visited-style-name="Index_20_Link">Scripte:<text:tab/>4</text:a></text:p>
          <text:p text:style-name="P29"><text:a xlink:type="simple" xlink:href="#__RefHeading___Toc231_2887960801" text:style-name="Index_20_Link" text:visited-style-name="Index_20_Link">3dModels:<text:tab/>4</text:a></text:p>
          <text:p text:style-name="P30"><text:a xlink:type="simple" xlink:href="#__RefHeading___Toc233_2887960801" text:style-name="Index_20_Link" text:visited-style-name="Index_20_Link">Raumschiff:<text:tab/>4</text:a></text:p>
          <text:p text:style-name="P30"><text:a xlink:type="simple" xlink:href="#__RefHeading___Toc261_2887960801" text:style-name="Index_20_Link" text:visited-style-name="Index_20_Link">Asteroid:<text:tab/>4</text:a></text:p>
          <text:p text:style-name="P28"><text:a xlink:type="simple" xlink:href="#__RefHeading___Toc168_3553901472" text:style-name="Index_20_Link" text:visited-style-name="Index_20_Link">Literaturverzeichnis<text:tab/>5</text:a></text:p>
          <text:p text:style-name="P29"><text:a xlink:type="simple" xlink:href="#__RefHeading___Toc366_3033550931" text:style-name="Index_20_Link" text:visited-style-name="Index_20_Link">Internetquellen<text:tab/>5</text:a></text:p>
          <text:p text:style-name="P28"><text:a xlink:type="simple" xlink:href="#__RefHeading___Toc172_3588770217" text:style-name="Index_20_Link" text:visited-style-name="Index_20_Link">Anhang<text:tab/>5</text:a></text:p>
          <text:p text:style-name="P28"><text:a xlink:type="simple" xlink:href="#__RefHeading___Toc174_3588770217" text:style-name="Index_20_Link" text:visited-style-name="Index_20_Link">Eigenständigkeitserklärung<text:tab/>5</text:a></text:p>
        </text:index-body>
      </text:table-of-content>
      <text:p text:style-name="P10"/>
      <text:list xml:id="list2410946816" text:style-name="Outline">
        <text:list-item>
          <text:h text:style-name="P31" text:outline-level="1"><text:bookmark-start text:name="__RefHeading___Toc153_3553901472"/>Abstract<text:bookmark-end text:name="__RefHeading___Toc153_3553901472"/></text:h>
        </text:list-item>
      </text:list>
      <text:p text:style-name="P11"/>
      <text:p text:style-name="P20">Fragestellung, wichtigste Methoden, Ergebnisse und Schlussfolgerungen in Kürze (100-200 Wörter)</text:p>
      <text:p text:style-name="P21">Abstract: Ziele, Methoden, Ergebnis und kritischer Rückblick in wenigen Sätzen. (100 – 200 Wörter,</text:p>
      <text:list xml:id="list230036186055325" text:continue-numbering="true" text:style-name="Outline">
        <text:list-item>
          <text:h text:style-name="P31" text:outline-level="1"><text:bookmark-start text:name="__RefHeading___Toc155_3553901472"/>Vorwort<text:bookmark-end text:name="__RefHeading___Toc155_3553901472"/></text:h>
        </text:list-item>
      </text:list>
      <text:p text:style-name="P37"><text:span text:style-name="T3">Als ich mir die Frage stellte, was für ein Thema für meine Maturarbeit wählen sollte, war mir die Antwort sofort klar dass ich eine Informatik Arbeit machen will. Programmieren </text:span><text:span text:style-name="T4">hat mir seit langer zeit gefallen, wie zum Beispiel mit Scratch (eine visuell basierte Programmiersprache) oder im Informatik Unterricht mit Java. I</text:span><text:span text:style-name="T3">ch hatte </text:span><text:span text:style-name="T4">mehrere Maturarbeitsvortr</text:span><text:span text:style-name="T5">ä</text:span><text:span text:style-name="T4">gen zugehört, welche Unity benutzten</text:span><text:span text:style-name="T3">, </text:span><text:span text:style-name="T5">ebenso hatte ich </text:span><text:span text:style-name="T3">kürzlich YouTube </text:span><text:span text:style-name="T4">Videos über Unity </text:span><text:span text:style-name="T5">mir</text:span><text:span text:style-name="T4"> </text:span><text:span text:style-name="T5">an</text:span><text:span text:style-name="T4">ges</text:span><text:span text:style-name="T5">ehen</text:span><text:span text:style-name="T3">. </text:span><text:span text:style-name="T6">Ausserdem gehören Computerspiele zu meinen Hobbys unter anderem auch das verstehen von deren Mechaniken, </text:span><text:span text:style-name="T5">weshalb ich mich schlussendlich für, ein Spiel mit Unity zu programmieren, entschieden habe.</text:span></text:p>
      <text:p text:style-name="P38"><text:span text:style-name="T5">D</text:span><text:span text:style-name="T8">ankesworte gehen an meinen Vater Marc Niederwieser und an meinen Betreuer Lukas Fässler. Zusätzlich inspirierten mich viele You</text:span><text:span text:style-name="T10">T</text:span><text:span text:style-name="T8">uber </text:span><text:span text:style-name="T9">insbesondere</text:span><text:span text:style-name="T8"> Brackeys </text:span><text:span text:style-name="T9">und</text:span><text:span text:style-name="T8"> Blackthornprod. </text:span></text:p>
      <text:p text:style-name="P15"/>
      <text:p text:style-name="P17"><text:span text:style-name="T21">Dinge, die nicht in die Arbeit selbst gehören, z.B. Beweggründe, die zur Wahl des Themas geführt haben oder Dankesworte an jemanden. Die unterstützenden Personen und Institutionen werden genannt</text:span>.</text:p>
      <text:p text:style-name="P16"/>
      <text:p text:style-name="P16"/>
      <text:list xml:id="list230035724123503" text:continue-numbering="true" text:style-name="Outline">
        <text:list-item>
          <text:h text:style-name="Heading_20_1" text:outline-level="1"><text:bookmark-start text:name="__RefHeading___Toc160_3553901472"/><text:soft-page-break/><text:span text:style-name="T2">Einleitung</text:span><text:bookmark-end text:name="__RefHeading___Toc160_3553901472"/></text:h>
        </text:list-item>
      </text:list>
      <text:p text:style-name="P39"><text:span text:style-name="T19">Das Ziel meiner Arbeit war ein interessantes Spiel mit Unity zu programmieren. Als Umgebung habe ich den Weltraum gewählt, weil </text:span><text:span text:style-name="T18">der Weltraum relativ leer ist und nicht viele Objekte dargestellt werden müssen. Dabei habe ich mich </text:span><text:span text:style-name="T27">für ein</text:span><text:span text:style-name="T18"> singleplayer (Einzelspieler) Spiel entschieden. </text:span></text:p>
      <text:list xml:id="list230036180038193" text:continue-numbering="true" text:style-name="Outline">
        <text:list-item>
          <text:list>
            <text:list-item>
              <text:h text:style-name="P33" text:outline-level="2"><text:bookmark-start text:name="__RefHeading___Toc379_3033550931"/><text:span text:style-name="T11">B</text:span><text:span text:style-name="T2">egriffs-Klärung</text:span><text:bookmark-end text:name="__RefHeading___Toc379_3033550931"/></text:h>
              <text:list>
                <text:list-item>
                  <text:h text:style-name="Heading_20_3" text:outline-level="3"><text:bookmark-start text:name="__RefHeading___Toc257_2887960801"/><text:span text:style-name="T11">S</text:span><text:span text:style-name="T2">piel-Engine</text:span><text:bookmark-end text:name="__RefHeading___Toc257_2887960801"/></text:h>
                </text:list-item>
              </text:list>
            </text:list-item>
          </text:list>
        </text:list-item>
      </text:list>
      <text:p text:style-name="P40"><text:span text:style-name="T12">Ein Spiel </text:span><text:span text:style-name="T15">kann man von </text:span><text:span text:style-name="T2">Grund auf </text:span><text:span text:style-name="T12">programmieren oder man benutzt eine Spiel-Engine. </text:span><text:span text:style-name="T15">Ein Spiel-Engine ist ein Tool (Programmierwerkzeug), welches das Programmieren erleichtert. </text:span><text:span text:style-name="T12">Um dies zu </text:span><text:span text:style-name="T13">verstehen, muss man als erstes wissen wie Computerspiel</text:span><text:span text:style-name="T15">e</text:span><text:span text:style-name="T13"> aufgebaut </text:span><text:span text:style-name="T24">s</text:span><text:span text:style-name="T25">ind</text:span><text:span text:style-name="T13">. Meistens bestehen Spiele aus mehren Komponenten </text:span><text:span text:style-name="T14">wie </text:span><text:span text:style-name="T26">z</text:span><text:span text:style-name="T25">um</text:span><text:span text:style-name="T14"> Beispiel ein Teil, der alles </text:span><text:span text:style-name="T15">V</text:span><text:span text:style-name="T14">isuelle </text:span><text:span text:style-name="T15">z</text:span><text:span text:style-name="T14">eichnet, </text:span><text:span text:style-name="T15">einer,</text:span><text:span text:style-name="T14"> der Physikberechnungen wie Kollisionen macht und ein </text:span><text:span text:style-name="T15">weiterer,</text:span><text:span text:style-name="T14"> bei </text:span><text:span text:style-name="T26">d</text:span><text:span text:style-name="T25">urch</text:span><text:span text:style-name="T14"> </text:span><text:span text:style-name="T15">den</text:span><text:span text:style-name="T14"> spezifische Spielmechaniken definiert werden. Eine Spiel-Engine kümmert sich vor allem</text:span><text:span text:style-name="T15"> um den visuellen Teil und im </text:span><text:span text:style-name="T16">F</text:span><text:span text:style-name="T15">all von Unity auch um Physikberechnungen.</text:span></text:p>
      <text:list xml:id="list230036214627254" text:continue-numbering="true" text:style-name="Outline">
        <text:list-item>
          <text:list>
            <text:list-item>
              <text:list>
                <text:list-item>
                  <text:h text:style-name="Heading_20_3" text:outline-level="3"><text:bookmark-start text:name="__RefHeading___Toc430_3033550931"/><text:span text:style-name="T15">U</text:span><text:span text:style-name="T2">nity</text:span><text:bookmark-end text:name="__RefHeading___Toc430_3033550931"/></text:h>
                </text:list-item>
              </text:list>
            </text:list-item>
          </text:list>
        </text:list-item>
      </text:list>
      <text:p text:style-name="P41"><text:span text:style-name="T2">Unity ist ein</text:span><text:span text:style-name="T20">e</text:span><text:span text:style-name="T2"> populäre Spiel-Engine, welche sehr benutzerfreundlich und kostenlos für nicht kommerzielle Zwecke ist. Ausserdem kann man es für 2D und auch für 3D Spiele benutzen. Für meine </text:span><text:span text:style-name="T17">Arbeit habe ich jeweils die aktuellste gratis Version benutzt <text:s/></text:span></text:p>
      <text:list xml:id="list230036216343260" text:continue-numbering="true" text:style-name="Outline">
        <text:list-item>
          <text:list>
            <text:list-item>
              <text:list>
                <text:list-item>
                  <text:h text:style-name="Heading_20_3" text:outline-level="3"><text:bookmark-start text:name="__RefHeading___Toc360_3033550931"/>3D-Models:<text:bookmark-end text:name="__RefHeading___Toc360_3033550931"/></text:h>
                </text:list-item>
              </text:list>
            </text:list-item>
          </text:list>
        </text:list-item>
      </text:list>
      <text:p text:style-name="Standard">Ein 3D-Model ist ist ein Objekt, welches eine 3D Figur definiert. Die am häufigsten genutzte Variante ist durch <text:span text:style-name="T28">Ecken</text:span> (Vert<text:span text:style-name="T31">i</text:span>ces), <text:span text:style-name="T30">Edges (</text:span>Kanten<text:span text:style-name="T30">)</text:span> und <text:span text:style-name="T31">Faces (</text:span>Flächen<text:span text:style-name="T30">)</text:span> definiert.<text:line-break/>Dabei ist ein Verte<text:span text:style-name="T31">x</text:span> ein Punkt in einem 3 Dimensionalen Koordinatensystem, eine <text:span text:style-name="T29">Edge</text:span> eine Verbindung von 2 Vert<text:span text:style-name="T31">i</text:span>ces und eine <text:span text:style-name="T29">Face</text:span> mehrere <text:span text:style-name="T29">Edges</text:span> (meist drei). Ein solches 3D-Model ist leicht mit dem gratis Programm Blender zu machen.</text:p>
      <text:p text:style-name="Standard"/>
      <text:list xml:id="list230036171820195" text:continue-numbering="true" text:style-name="Outline">
        <text:list-item>
          <text:list>
            <text:list-item>
              <text:list>
                <text:list-item>
                  <text:h text:style-name="Heading_20_3" text:outline-level="3"><text:bookmark-start text:name="__RefHeading___Toc362_3033550931"/>UV-sphere:<text:bookmark-end text:name="__RefHeading___Toc362_3033550931"/></text:h>
                </text:list-item>
              </text:list>
            </text:list-item>
          </text:list>
        </text:list-item>
      </text:list>
      <text:p text:style-name="Standard">Eine UV-sphere ist eine Art eines 3D-Models einer Kugel. Diese gleicht dem Koordinatensystem der Erde. Dabei wird eine Kugel aus horizontalen und vertikalen kreisen erstellt (siehe Bild). [Bild]<text:line-break/>Eine UV-sphere ist sehr praktisch um einer Kugel eine Textur zu geben, da man die Geometrie leicht zu einem Rechteck Auffalten kann. Eine rechteckige Weltkarte ist somit die Textur der Erde.</text:p>
      <text:list xml:id="list230037239685990" text:continue-numbering="true" text:style-name="Outline">
        <text:list-item>
          <text:list>
            <text:list-item>
              <text:list>
                <text:list-item>
                  <text:h text:style-name="Heading_20_3" text:outline-level="3"><text:bookmark-start text:name="__RefHeading___Toc364_3033550931"/>Icosphere:<text:bookmark-end text:name="__RefHeading___Toc364_3033550931"/></text:h>
                </text:list-item>
              </text:list>
            </text:list-item>
          </text:list>
        </text:list-item>
      </text:list>
      <text:p text:style-name="P36">Eine Icosphere ist eine andere Art eines 3D-Models einer Kugel. Dabei besteht das Model aus gleichgrossen Dreiecken (siehe Bild). [Bild]<text:line-break/>Der Vorteil gegenüber der UV-sphere ist, dass die Dichte der Geometrie an jeder Stelle gleich <text:soft-page-break/>ist, aber sie wirkt weniger rund.<text:line-break/></text:p>
      <text:p text:style-name="Standard"/>
      <text:p text:style-name="P20">Bedeutung, Zielsetzungen, Fragestellungen und Hypothesen darlegen: Warum und wozu macht man diese Untersuchung? Worum geht es, was möchte man herausfinden? An welche Arbeiten mit gleichem oder ähnlichem Thema lehnt man sich an, wie ist der aktuelle Wissensstand?</text:p>
      <text:p text:style-name="P20"/>
      <text:p text:style-name="P21">Einleitung: </text:p>
      <text:p text:style-name="P21">Hier wird die Projektidee beschrieben und die Problemstellung erläutert. Wichtig ist auch die Eingrenzung des Projekts.</text:p>
      <text:p text:style-name="P12"/>
      <text:list xml:id="list230035823321178" text:continue-numbering="true" text:style-name="Outline">
        <text:list-item>
          <text:h text:style-name="P31" text:outline-level="1"><text:bookmark-start text:name="__RefHeading___Toc170_3588770217"/>Arbeitsbericht<text:bookmark-end text:name="__RefHeading___Toc170_3588770217"/></text:h>
        </text:list-item>
      </text:list>
      <text:p text:style-name="P13"/>
      <text:list xml:id="list230035223949769" text:continue-numbering="true" text:style-name="Outline">
        <text:list-item>
          <text:list>
            <text:list-item>
              <text:h text:style-name="Heading_20_2" text:outline-level="2"><text:bookmark-start text:name="__RefHeading___Toc229_2887960801"/>Scripte:<text:bookmark-end text:name="__RefHeading___Toc229_2887960801"/></text:h>
            </text:list-item>
            <text:list-item>
              <text:h text:style-name="Heading_20_2" text:outline-level="2"><text:bookmark-start text:name="__RefHeading___Toc231_2887960801"/>3dModels:<text:bookmark-end text:name="__RefHeading___Toc231_2887960801"/></text:h>
              <text:list>
                <text:list-item>
                  <text:h text:style-name="Heading_20_3" text:outline-level="3"><text:bookmark-start text:name="__RefHeading___Toc233_2887960801"/>Raumschiff:<text:bookmark-end text:name="__RefHeading___Toc233_2887960801"/></text:h>
                </text:list-item>
              </text:list>
            </text:list-item>
          </text:list>
        </text:list-item>
      </text:list>
      <text:p text:style-name="P18">Natürlich brauchte mein Spiel ein Raumschiff</text:p>
      <text:p text:style-name="P13"/>
      <text:list xml:id="list230035150517602" text:continue-numbering="true" text:style-name="Outline">
        <text:list-item>
          <text:list>
            <text:list-item>
              <text:list>
                <text:list-item>
                  <text:h text:style-name="Heading_20_3" text:outline-level="3"><text:bookmark-start text:name="__RefHeading___Toc261_2887960801"/>Aste<text:span text:style-name="T23">r</text:span>oid:<text:bookmark-end text:name="__RefHeading___Toc261_2887960801"/></text:h>
                </text:list-item>
              </text:list>
            </text:list-item>
          </text:list>
        </text:list-item>
      </text:list>
      <text:p text:style-name="P19"><text:span text:style-name="T7"><text:line-break/>Für mein Aste</text:span><text:span text:style-name="T8">r</text:span><text:span text:style-name="T7">oiden 3D-Model habe ich als Basis eine Icosphere genommen. Um einen länglichen Aste</text:span><text:span text:style-name="T8">r</text:span><text:span text:style-name="T7">oiden zu machen, habe ich die Icosphere an einer Achse skaliert. Durch verschiedene Werkzeuge im Sculptmodus habe ich die Finale Form modelliert. Ich wollte mein Aste</text:span><text:span text:style-name="T8">r</text:span><text:span text:style-name="T7">oid aber zerstören können weshalb ich ihn mit einem Addon (Cell Fracture) in kleine Teile geteilt habe.<text:line-break/>Um die ganze und zerstörtes Model nun zu Unity zu exportieren musste ich darauf achten, dass ich die zerstörte Version mit allen Teilen exportiere.</text:span></text:p>
      <text:p text:style-name="P13"/>
      <text:p text:style-name="P22">Dieser Teil der Arbeit enthält die reflektierende Auseinandersetzung mit der eigenen Arbeit. Er wird in einzelne Kapitel und Unterkapitel eingeteilt. Hier kann auch die Dokumentation des Arbeitsprozesses erfolgen. In welcher Form die Dokumentation konkret erfolgen wird (separates Skizzenbuch, Arbeitsmappe etc.), ist zu Beginn des Prozesses mit der Betreuungsperson zu vereinbaren.</text:p>
      <text:p text:style-name="P13"/>
      <text:p text:style-name="P12"/>
      <text:p text:style-name="P6"><text:bookmark-start text:name="__RefHeading___Toc162_3553901472"/>Material und Methoden<text:bookmark-end text:name="__RefHeading___Toc162_3553901472"/></text:p>
      <text:p text:style-name="P7">Hier geht es darum, dass die Methoden so dargestellt werden, dass sie von anderen problemlos nachgeprüft werden können (Reproduzierbarkeit): Vorgehen und Anordnung der einzelnen Versuche genau beschreiben, verwendete Instrumente, Mittel und Arbeitsmethoden genau angeben, Orts- und Zeitangaben nicht vergessen. Auch die Art und Weise der Auswertung bzw. der Darstellung der Ergebnisse muss man genau beschreiben.</text:p>
      <text:p text:style-name="P7"/>
      <text:p text:style-name="P6"><text:bookmark-start text:name="__RefHeading___Toc164_3553901472"/>Resultate<text:bookmark-end text:name="__RefHeading___Toc164_3553901472"/></text:p>
      <text:p text:style-name="P7">Möglichst klare und übersichtliche Darstellung der Ergebnisse, unterstützt durch Grafiken und Tabellen. Dazu gehören auch Erläuterungen zu den wichtigsten Ergebnissen.</text:p>
      <text:p text:style-name="P6"><text:bookmark-start text:name="__RefHeading___Toc166_3553901472"/>Diskussion<text:bookmark-end text:name="__RefHeading___Toc166_3553901472"/></text:p>
      <text:p text:style-name="P7"><text:soft-page-break/>Hier geht es um die Interpretation der Resultate, und zwar sowohl der eigenen als auch im Vergleich zu anderen Ergebnissen aus anderen Arbeiten. Mögliche Fehlerquellen werden beurteilt, Schlussfolgerungen werden gezogen. Dazu kommt eine Reflexion über die eigene Arbeit.</text:p>
      <text:list xml:id="list230035920720592" text:continue-numbering="true" text:style-name="Outline">
        <text:list-item>
          <text:h text:style-name="P32" text:outline-level="1"><text:bookmark-start text:name="__RefHeading___Toc168_3553901472"/>Literaturverzeichnis<text:bookmark-end text:name="__RefHeading___Toc168_3553901472"/></text:h>
          <text:list>
            <text:list-item>
              <text:h text:style-name="Heading_20_2" text:outline-level="2"><text:bookmark-start text:name="__RefHeading___Toc366_3033550931"/>Internetquellen<text:bookmark-end text:name="__RefHeading___Toc366_3033550931"/></text:h>
            </text:list-item>
          </text:list>
        </text:list-item>
      </text:list>
      <text:p text:style-name="Standard">Smooth FollowCam: <text:a xlink:type="simple" xlink:href="https://www.youtube.com/watch?v=pNPuMMR5cSk" text:style-name="Internet_20_link" text:visited-style-name="Visited_20_Internet_20_Link">https://www.youtube.com/watch?v=pNPuMMR5cSk</text:a></text:p>
      <text:p text:style-name="Standard">How to make a Health Bar: <text:a xlink:type="simple" xlink:href="https://www.youtube.com/watch?v=Gtw7VyuMdDc" text:style-name="Internet_20_link" text:visited-style-name="Visited_20_Internet_20_Link">https://www.youtube.com/watch?v=Gtw7VyuMdDc</text:a></text:p>
      <text:p text:style-name="Standard">SHATTER / DESTRUCTION in Unity: <text:a xlink:type="simple" xlink:href="https://www.youtube.com/watch?v=EgNV0PWVaS8&amp;" text:style-name="Internet_20_link" text:visited-style-name="Visited_20_Internet_20_Link">https://www.youtube.com/watch?v=EgNV0PWVaS8&amp;</text:a></text:p>
      <text:p text:style-name="Standard">Create A Realistic Moon: <text:a xlink:type="simple" xlink:href="https://www.youtube.com/watch?v=UAOy42TR_Rk" text:style-name="Internet_20_link" text:visited-style-name="Visited_20_Internet_20_Link">https://www.youtube.com/watch?v=UAOy42TR_Rk</text:a></text:p>
      <text:p text:style-name="Standard"/>
      <text:p text:style-name="Standard"/>
      <text:p text:style-name="P35"/>
      <text:p text:style-name="P35"/>
      <text:p text:style-name="P35"/>
      <text:p text:style-name="P12"><text:span text:style-name="T22">Die in der Arbeit erwähnten Quellen (Texte und Abbildungen) werden alphabetisch nach Autoren aufgelistet. Für Internetquellen wird eine gesonderte Liste erstellt.</text:span> <text:line-break/></text:p>
      <text:list xml:id="list230036286952529" text:continue-numbering="true" text:style-name="Outline">
        <text:list-item>
          <text:h text:style-name="P31" text:outline-level="1"><text:bookmark-start text:name="__RefHeading___Toc172_3588770217"/>Anhang<text:bookmark-end text:name="__RefHeading___Toc172_3588770217"/></text:h>
        </text:list-item>
      </text:list>
      <text:p text:style-name="P23">Hier erscheinen – wenn sinnvoll </text:p>
      <text:p text:style-name="P14"><text:span text:style-name="T22">–Rohdaten und Beilagen.</text:span> </text:p>
      <text:list xml:id="list230035703028068" text:continue-numbering="true" text:style-name="Outline">
        <text:list-item>
          <text:h text:style-name="P31" text:outline-level="1"><text:bookmark-start text:name="__RefHeading___Toc174_3588770217"/>Eigenständigkeitserklärung<text:bookmark-end text:name="__RefHeading___Toc174_3588770217"/></text:h>
        </text:list-item>
      </text:list>
      <text:p text:style-name="P26"/>
      <text:p text:style-name="P26"/>
      <text:p text:style-name="P26"/>
      <text:p text:style-name="P24">[Der Umfang einer Maturitätsarbeit beträgt ca. 15–25 Seiten, exkl. Titelblatt, Anhang. Für umfangreichere Arbeiten muss das Einverständnis der betreuenden Lehrperson eingeholt werden.] </text:p>
      <text:p text:style-name="P24"/>
      <text:p text:style-name="P21">[Der Umfang des Theorie- bzw. Reflexionsteils muss mit der betreuenden Lehrperson abgesprochen werde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Helvetica, sans-serif"/>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Standard" style:font-family-generic="swiss" style:font-pitch="variable"/>
    </style:style>
    <style:style style:name="Heading" style:family="paragraph" style:parent-style-name="Standard" style:next-style-name="Text_20_body" style:list-style-name=""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Standard" style:next-style-name="Standard" style:list-style-name="" style:class="chapter">
      <style:paragraph-properties fo:text-align="center" style:justify-single-word="false">
        <style:tab-stops/>
      </style:paragraph-properties>
      <style:text-properties fo:font-size="28pt" fo:font-weight="bold" style:font-size-asian="28pt" style:font-weight-asian="bold" style:font-size-complex="28pt" style:font-weight-complex="bold"/>
    </style:style>
    <style:style style:name="Text" style:family="paragraph" style:parent-style-name="Caption" style:class="extra"/>
    <style:style style:name="Heading_20_2" style:display-name="Heading 2" style:family="paragraph" style:parent-style-name="Heading" style:next-style-name="Text_20_body" style:default-outline-level="2" style:list-style-name="Outlin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fo:language="de" fo:country="CH"/>
    </style:style>
    <style:style style:name="MP2" style:family="paragraph" style:parent-style-name="Footer">
      <style:text-properties fo:language="de" fo:country="CH"/>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text:tab/><text:page-number text:select-page="current">5</text:page-number></text:p>
      </style:footer>
      <loext:footer-first>
        <text:p text:style-name="MP2"/>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3.2$Windows_X86_64 LibreOffice_project/a64200df03143b798afd1ec74a12ab50359878ed</meta:generator>
    <dc:date>2019-12-07T18:37:12.352000000</dc:date>
    <meta:editing-duration>P2DT13H53M45S</meta:editing-duration>
    <meta:editing-cycles>25</meta:editing-cycles>
    <meta:document-statistic meta:table-count="0" meta:image-count="0" meta:object-count="0" meta:page-count="5" meta:paragraph-count="76" meta:word-count="962" meta:character-count="7030" meta:non-whitespace-character-count="6129"/>
  </office:meta>
</office:document-meta>
</file>